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A00000209D79A96C8E4D1CED2.png" manifest:media-type="image/png"/>
  <manifest:file-entry manifest:full-path="Pictures/1000000000000402000002718C3A23E9D8FA5FA8.png" manifest:media-type="image/png"/>
  <manifest:file-entry manifest:full-path="Pictures/100000000000021E000001CA8CC4A7506B536DF9.png" manifest:media-type="image/png"/>
  <manifest:file-entry manifest:full-path="Pictures/10000000000003FE0000025D98B903B147A3D319.png" manifest:media-type="image/png"/>
  <manifest:file-entry manifest:full-path="Pictures/10000000000003F600000249FE8D133CB970C236.png" manifest:media-type="image/png"/>
  <manifest:file-entry manifest:full-path="Pictures/1000000000000204000001C812DAE837B5F23A6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8cm"/>
      <style:paragraph-properties style:writing-mode="lr-tb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44cm" fo:min-width="2.7cm"/>
      <style:paragraph-properties style:writing-mode="lr-tb"/>
    </style:style>
    <style:style style:name="gr6" style:family="graphic" style:parent-style-name="standard">
      <style:graphic-properties svg:stroke-color="#81d41a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05cm" fo:min-width="2.8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tyle="italic" style:text-underline-style="none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10pt"/>
    </style:style>
    <style:style style:name="T1" style:family="text">
      <style:text-properties fo:language="en" fo:country="US" fo:font-style="italic" style:text-underline-style="none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font-size="10pt"/>
    </style:style>
    <style:style style:name="T5" style:family="text">
      <style:text-properties fo:font-size="10pt" fo:language="nl" fo:country="NL"/>
    </style:style>
    <style:style style:name="T6" style:family="text">
      <style:text-properties fo:font-size="10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4cm" svg:height="3.535cm" svg:x="26.3cm" svg:y="1.6cm">
          <draw:image xlink:href="Pictures/1000000000000204000001C812DAE837B5F23A6A.png" xlink:type="simple" xlink:show="embed" xlink:actuate="onLoad" loext:mime-type="image/png">
            <text:p/>
          </draw:image>
        </draw:frame>
        <draw:frame draw:style-name="gr2" draw:text-style-name="P2" draw:layer="layout" svg:width="2.758cm" svg:height="0.962cm" svg:x="26.921cm" svg:y="5.138cm">
          <draw:text-box>
            <text:p><text:span text:style-name="T1">stage</text:span><text:span text:style-name="T2">: 3</text:span></text:p>
          </draw:text-box>
        </draw:frame>
        <draw:frame draw:style-name="gr3" draw:text-style-name="P3" draw:layer="layout" svg:width="6.413cm" svg:height="3.7cm" svg:x="28.087cm" svg:y="6.8cm">
          <draw:image xlink:href="Pictures/10000000000003F600000249FE8D133CB970C236.png" xlink:type="simple" xlink:show="embed" xlink:actuate="onLoad" loext:mime-type="image/png">
            <text:p/>
          </draw:image>
        </draw:frame>
        <draw:frame draw:style-name="gr1" draw:text-style-name="P4" draw:layer="layout" svg:width="6.098cm" svg:height="3.61cm" svg:x="18.2cm" svg:y="4.52cm">
          <draw:image xlink:href="Pictures/10000000000003FE0000025D98B903B147A3D319.png" xlink:type="simple" xlink:show="embed" xlink:actuate="onLoad" loext:mime-type="image/png">
            <text:p/>
          </draw:image>
        </draw:frame>
        <draw:frame draw:style-name="gr4" draw:text-style-name="P5" draw:layer="layout" svg:width="16.854cm" svg:height="1.8cm" svg:x="12.573cm" svg:y="2.2cm">
          <draw:text-box>
            <text:p text:style-name="P3">NIVEL 0: Pirate Prisión</text:p>
            <text:p text:style-name="P3"><text:span text:style-name="T3">STAGES</text:span>:</text:p>
          </draw:text-box>
        </draw:frame>
        <draw:frame draw:style-name="gr1" draw:text-style-name="P4" draw:layer="layout" svg:width="4.239cm" svg:height="3.582cm" svg:x="2.861cm" svg:y="4.546cm">
          <draw:image xlink:href="Pictures/100000000000021E000001CA8CC4A7506B536DF9.png" xlink:type="simple" xlink:show="embed" xlink:actuate="onLoad" loext:mime-type="image/png">
            <text:p/>
          </draw:image>
        </draw:frame>
        <draw:custom-shape draw:style-name="gr5" draw:text-style-name="P6" draw:layer="layout" svg:width="3.2cm" svg:height="1.294cm" svg:x="1.5cm" svg:y="3.6cm">
          <text:p text:style-name="P6"><text:span text:style-name="T4">Door_0</text:span></text:p>
          <text:p text:style-name="P6"><text:span text:style-name="T4">Door_</text:span><text:span text:style-name="T5">idx</text:span><text:span text:style-name="T4"> = 0</text:span></text:p>
          <text:p text:style-name="P6"><text:span text:style-name="T6">Next</text:span><text:span text:style-name="T4">_door_</text:span><text:span text:style-name="T5">indx</text:span><text:span text:style-name="T4">= 0 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6.074cm" svg:height="3.7cm" svg:x="9.27cm" svg:y="4.475cm">
          <draw:image xlink:href="Pictures/1000000000000402000002718C3A23E9D8FA5FA8.png" xlink:type="simple" xlink:show="embed" xlink:actuate="onLoad" loext:mime-type="image/png">
            <text:p/>
          </draw:image>
        </draw:frame>
        <draw:line draw:style-name="gr6" draw:text-style-name="P3" draw:layer="layout" svg:x1="5.6cm" svg:y1="5.6cm" svg:x2="10cm" svg:y2="7.4cm">
          <text:p/>
        </draw:line>
        <draw:frame draw:style-name="gr2" draw:text-style-name="P2" draw:layer="layout" svg:width="2.758cm" svg:height="0.962cm" svg:x="3.601cm" svg:y="8.45cm">
          <draw:text-box>
            <text:p><text:span text:style-name="T1">stage</text:span><text:span text:style-name="T2">: 0</text:span></text:p>
          </draw:text-box>
        </draw:frame>
        <draw:frame draw:style-name="gr2" draw:text-style-name="P2" draw:layer="layout" svg:width="2.758cm" svg:height="0.962cm" svg:x="10.928cm" svg:y="8.438cm">
          <draw:text-box>
            <text:p><text:span text:style-name="T1">stage</text:span><text:span text:style-name="T2">: 1</text:span></text:p>
          </draw:text-box>
        </draw:frame>
        <draw:line draw:style-name="gr6" draw:text-style-name="P3" draw:layer="layout" svg:x1="14.5cm" svg:y1="5.5cm" svg:x2="19.4cm" svg:y2="7.6cm">
          <text:p/>
        </draw:line>
        <draw:frame draw:style-name="gr2" draw:text-style-name="P2" draw:layer="layout" svg:width="2.758cm" svg:height="0.962cm" svg:x="19.87cm" svg:y="8.438cm">
          <draw:text-box>
            <text:p><text:span text:style-name="T1">stage</text:span><text:span text:style-name="T2">: 2</text:span></text:p>
          </draw:text-box>
        </draw:frame>
        <draw:custom-shape draw:style-name="gr5" draw:text-style-name="P6" draw:layer="layout" svg:width="3.2cm" svg:height="1.294cm" svg:x="7.4cm" svg:y="7.794cm">
          <text:p text:style-name="P6"><text:span text:style-name="T4">Door_0</text:span></text:p>
          <text:p text:style-name="P6"><text:span text:style-name="T4">Door_</text:span><text:span text:style-name="T5">idx</text:span><text:span text:style-name="T4"> = 0</text:span></text:p>
          <text:p text:style-name="P6"><text:span text:style-name="T6">Next</text:span><text:span text:style-name="T4">_door_</text:span><text:span text:style-name="T5">indx</text:span><text:span text:style-name="T4">= 0 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2cm" svg:height="1.294cm" svg:x="16.2cm" svg:y="8.088cm">
          <text:p text:style-name="P6"><text:span text:style-name="T4">Door_0</text:span></text:p>
          <text:p text:style-name="P6"><text:span text:style-name="T4">Door_</text:span><text:span text:style-name="T5">idx</text:span><text:span text:style-name="T4"> = 0</text:span></text:p>
          <text:p text:style-name="P6"><text:span text:style-name="T6">Next</text:span><text:span text:style-name="T4">_door_</text:span><text:span text:style-name="T5">indx</text:span><text:span text:style-name="T4">= 1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2cm" svg:height="1.294cm" svg:x="14.4cm" svg:y="3.594cm">
          <text:p text:style-name="P6"><text:span text:style-name="T4">Door_1</text:span></text:p>
          <text:p text:style-name="P6"><text:span text:style-name="T4">Door_</text:span><text:span text:style-name="T5">idx</text:span><text:span text:style-name="T4"> = 1</text:span></text:p>
          <text:p text:style-name="P6"><text:span text:style-name="T6">Next</text:span><text:span text:style-name="T4">_door_</text:span><text:span text:style-name="T5">indx</text:span><text:span text:style-name="T4">= 0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2cm" svg:height="1.294cm" svg:x="22.7cm" svg:y="3.888cm">
          <text:p text:style-name="P6"><text:span text:style-name="T4">Door_3</text:span></text:p>
          <text:p text:style-name="P6"><text:span text:style-name="T4">Door_</text:span><text:span text:style-name="T5">idx</text:span><text:span text:style-name="T4"> = 2</text:span></text:p>
          <text:p text:style-name="P6"><text:span text:style-name="T6">Next</text:span><text:span text:style-name="T4">_door_</text:span><text:span text:style-name="T5">indx </text:span><text:span text:style-name="T4">= 0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2cm" svg:height="1.294cm" svg:x="23cm" svg:y="8.306cm">
          <text:p text:style-name="P6"><text:span text:style-name="T4">Door_2</text:span></text:p>
          <text:p text:style-name="P6"><text:span text:style-name="T4">Door_</text:span><text:span text:style-name="T5">idx</text:span><text:span text:style-name="T4"> = 1</text:span></text:p>
          <text:p text:style-name="P6"><text:span text:style-name="T6">Next</text:span><text:span text:style-name="T4">_door_</text:span><text:span text:style-name="T5">indx</text:span><text:span text:style-name="T4">= 0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23.8cm" svg:y1="6.2cm" svg:x2="28.6cm" svg:y2="4.3cm">
          <text:p/>
        </draw:line>
        <draw:custom-shape draw:style-name="gr5" draw:text-style-name="P6" draw:layer="layout" svg:width="3.2cm" svg:height="1.294cm" svg:x="28cm" svg:y="2.4cm">
          <text:p text:style-name="P6"><text:span text:style-name="T4">Door_0</text:span></text:p>
          <text:p text:style-name="P6"><text:span text:style-name="T4">Door_</text:span><text:span text:style-name="T5">idx</text:span><text:span text:style-name="T4"> = 0</text:span></text:p>
          <text:p text:style-name="P6"><text:span text:style-name="T6">Next</text:span><text:span text:style-name="T4">_door_</text:span><text:span text:style-name="T5">indx </text:span><text:span text:style-name="T4">= 2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23.6cm" svg:y1="7.8cm" svg:x2="30.4cm" svg:y2="9.3cm">
          <text:p/>
        </draw:line>
        <draw:custom-shape draw:style-name="gr5" draw:text-style-name="P6" draw:layer="layout" svg:width="3.2cm" svg:height="1.294cm" svg:x="26.8cm" svg:y="9.906cm">
          <text:p text:style-name="P6"><text:span text:style-name="T4">Door_0</text:span></text:p>
          <text:p text:style-name="P6"><text:span text:style-name="T4">Door_</text:span><text:span text:style-name="T5">idx</text:span><text:span text:style-name="T4"> = 0</text:span></text:p>
          <text:p text:style-name="P6"><text:span text:style-name="T6">Next</text:span><text:span text:style-name="T4">_door_</text:span><text:span text:style-name="T5">indx </text:span><text:span text:style-name="T4">= 1 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7.158cm" svg:height="3.664cm" svg:x="32.014cm" svg:y="1.9cm">
          <draw:image xlink:href="Pictures/10000000000003FA00000209D79A96C8E4D1CED2.png" xlink:type="simple" xlink:show="embed" xlink:actuate="onLoad" loext:mime-type="image/png">
            <text:p/>
          </draw:image>
        </draw:frame>
        <draw:line draw:style-name="gr6" draw:text-style-name="P3" draw:layer="layout" svg:x1="33.9cm" svg:y1="3.6cm" svg:x2="30.1cm" svg:y2="8cm">
          <text:p/>
        </draw:line>
        <draw:line draw:style-name="gr6" draw:text-style-name="P3" draw:layer="layout" svg:x1="36.9cm" svg:y1="3.5cm" svg:x2="32.8cm" svg:y2="7.8cm">
          <text:p/>
        </draw:line>
        <draw:line draw:style-name="gr6" draw:text-style-name="P3" draw:layer="layout" svg:x1="37.5cm" svg:y1="5cm" svg:x2="37.5cm" svg:y2="12.8cm">
          <text:p/>
        </draw:line>
        <draw:custom-shape draw:style-name="gr5" draw:text-style-name="P6" draw:layer="layout" svg:width="3.2cm" svg:height="1.294cm" svg:x="29.6cm" svg:y="6.006cm">
          <text:p text:style-name="P6"><text:span text:style-name="T4">Door_2</text:span></text:p>
          <text:p text:style-name="P6"><text:span text:style-name="T4">Door_</text:span><text:span text:style-name="T5">idx</text:span><text:span text:style-name="T4"> = 1</text:span></text:p>
          <text:p text:style-name="P6"><text:span text:style-name="T6">Next</text:span><text:span text:style-name="T4">_door_</text:span><text:span text:style-name="T5">indx </text:span><text:span text:style-name="T4">= 0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2cm" svg:height="1.294cm" svg:x="32.3cm" svg:y="8.606cm">
          <text:p text:style-name="P6"><text:span text:style-name="T4">Door_3</text:span></text:p>
          <text:p text:style-name="P6"><text:span text:style-name="T4">Door_</text:span><text:span text:style-name="T5">idx</text:span><text:span text:style-name="T4"> = 2</text:span></text:p>
          <text:p text:style-name="P6"><text:span text:style-name="T6">Next</text:span><text:span text:style-name="T4">_door_</text:span><text:span text:style-name="T5">indx </text:span><text:span text:style-name="T4">= 1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2cm" svg:height="1.294cm" svg:x="32.1cm" svg:y="1.706cm">
          <text:p text:style-name="P6"><text:span text:style-name="T4">Door_0</text:span></text:p>
          <text:p text:style-name="P6"><text:span text:style-name="T4">Door_</text:span><text:span text:style-name="T5">idx</text:span><text:span text:style-name="T4"> = 0</text:span></text:p>
          <text:p text:style-name="P6"><text:span text:style-name="T6">Next</text:span><text:span text:style-name="T4">_door_</text:span><text:span text:style-name="T5">indx </text:span><text:span text:style-name="T4">= 1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3cm" svg:height="1.3cm" svg:x="36cm" svg:y="1.7cm">
          <text:p text:style-name="P6"><text:span text:style-name="T4">Door_1</text:span></text:p>
          <text:p text:style-name="P6"><text:span text:style-name="T4">Door_</text:span><text:span text:style-name="T5">idx</text:span><text:span text:style-name="T4"> = 1</text:span></text:p>
          <text:p text:style-name="P6"><text:span text:style-name="T6">Next</text:span><text:span text:style-name="T4">_door_</text:span><text:span text:style-name="T5">indx </text:span><text:span text:style-name="T4">= 2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2cm" svg:height="1.294cm" svg:x="38.2cm" svg:y="4.506cm">
          <text:p text:style-name="P6"><text:span text:style-name="T4">Door_2</text:span></text:p>
          <text:p text:style-name="P6"><text:span text:style-name="T4">Door_</text:span><text:span text:style-name="T5">idx</text:span><text:span text:style-name="T4"> = 2</text:span></text:p>
          <text:p text:style-name="P6"><text:span text:style-name="T6">Next</text:span><text:span text:style-name="T4">_door_</text:span><text:span text:style-name="T5">indx </text:span><text:span text:style-name="T4">= 0 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758cm" svg:height="0.962cm" svg:x="29.9cm" svg:y="10.7cm">
          <draw:text-box>
            <text:p><text:span text:style-name="T1">stage</text:span><text:span text:style-name="T2">: 4</text:span></text:p>
          </draw:text-box>
        </draw:frame>
        <draw:frame draw:style-name="gr2" draw:text-style-name="P2" draw:layer="layout" svg:width="2.758cm" svg:height="0.962cm" svg:x="34.214cm" svg:y="5.6cm">
          <draw:text-box>
            <text:p><text:span text:style-name="T1">stage</text:span><text:span text:style-name="T2">: 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09:46:38.072587565</meta:creation-date>
    <dc:date>2022-02-18T09:07:50.140051787</dc:date>
    <meta:editing-duration>PT57M34S</meta:editing-duration>
    <meta:editing-cycles>10</meta:editing-cycles>
    <meta:generator>LibreOffice/6.4.7.2$Linux_X86_64 LibreOffice_project/40$Build-2</meta:generator>
    <meta:document-statistic meta:object-count="33"/>
  </office:meta>
</office:document-meta>
</file>